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rsid="00028a6b" officeooo:paragraph-rsid="00028a6b"/>
    </style:style>
    <style:style style:name="P2" style:family="paragraph" style:parent-style-name="Text_20_body">
      <style:text-properties officeooo:rsid="00028a6b" officeooo:paragraph-rsid="00028a6b"/>
    </style:style>
    <style:style style:name="P3" style:family="paragraph" style:parent-style-name="Text_20_body">
      <style:text-properties officeooo:rsid="0003d294" officeooo:paragraph-rsid="0003d294"/>
    </style:style>
    <style:style style:name="P4" style:family="paragraph" style:parent-style-name="Title">
      <style:text-properties officeooo:rsid="00028a6b" officeooo:paragraph-rsid="00028a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PC4M Assignment 1 report</text:p>
      <text:p text:style-name="P2">I attempted only exercise 2, which involved parallelising a matrix multiplication. I decided that, as the point of the exercise is to become more familiar with parallel programming and not implementing linear algebra in C++, to use the Eigen library to perform the linear algebra for me.</text:p>
      <text:p text:style-name="P1">Implementation</text:p>
      <text:p text:style-name="P3">I implemented the instructions in C++. For cases when the number of available processes is more than or equal to the number of rows in the matrix I idle the difference. I believe this to be the fastest possible method pedagogically speaking (my implementation is not the fastest however).</text:p>
      <text:p text:style-name="P3">For cases when there are more rows than processes I split the work as evenly as possible. However I ran into problems when getting them all to communicate their work to the root process. This resulted in me using a sum routine, which made the implementation dreadfully slow as the routine is unaware that all but one row of the matrices it is summing are zero. However in the future I have been advised to have all processes carry out an even amount of work and to simply discard the work that is not required. I did not have time to implement this this time around, but will make sure to do so in the futu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08:50:59.302264180</meta:creation-date>
    <dc:date>2021-02-01T08:59:58.308079913</dc:date>
    <meta:editing-duration>PT8M5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5" meta:word-count="217" meta:character-count="1223" meta:non-whitespace-character-count="1011"/>
  </office:meta>
</office:document-meta>
</file>